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OpenSymbol" svg:font-family="OpenSymbol"/>
    <style:font-face style:name="OpenSymbol1" svg:font-family="OpenSymbol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89cm" fo:min-width="17.6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9.104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278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169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345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715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192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 loext:decorative="fals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751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226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213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558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86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902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507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454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798cm" fo:min-width="0.455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0000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6pt" style:font-size-asian="16pt" style:font-size-complex="16pt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T1" style:family="text">
      <style:text-properties fo:color="#000000" loext:opacity="100%" style:font-name="Liberation Sans" fo:font-size="16pt" fo:font-weight="bold" style:font-name-asian="Liberation Sans" style:font-size-asian="16pt" style:font-weight-asian="bold" style:font-name-complex="Liberation Sans" style:font-size-complex="16pt" style:font-weight-complex="bold"/>
    </style:style>
    <style:style style:name="T2" style:family="text">
      <style:text-properties fo:color="#000000" loext:opacity="100%" style:font-name="Liberation Sans" fo:font-size="10pt" fo:font-weight="normal" style:font-name-asian="Liberation Sans" style:font-size-asian="10pt" style:font-weight-asian="normal" style:font-name-complex="Liberation Sans" style:font-size-complex="10pt" style:font-weight-complex="normal"/>
    </style:style>
    <style:style style:name="T3" style:family="text">
      <style:text-properties fo:color="#000000" loext:opacity="100%" style:font-name="Liberation Sans" fo:font-size="10pt" fo:font-weight="bold" style:font-name-asian="Liberation Sans" style:font-size-asian="10pt" style:font-weight-asian="bold" style:font-name-complex="Liberation Sans" style:font-size-complex="10pt" style:font-weight-complex="bold"/>
    </style:style>
    <style:style style:name="T4" style:family="text">
      <style:text-properties fo:color="#000000" loext:opacity="100%" style:font-name="Liberation Sans" fo:font-size="10pt" fo:font-style="italic" fo:font-weight="normal" style:font-name-asian="Liberation Sans" style:font-size-asian="10pt" style:font-style-asian="italic" style:font-weight-asian="normal" style:font-name-complex="Liberation Sans" style:font-size-complex="10pt" style:font-style-complex="italic" style:font-weight-complex="normal"/>
    </style:style>
    <style:style style:name="T5" style:family="text">
      <style:text-properties fo:color="#000000" loext:opacity="100%" style:font-name="OpenSymbol" fo:font-size="12pt" fo:font-weight="normal" style:font-name-asian="OpenSymbol" style:font-size-asian="12pt" style:font-weight-asian="normal" style:font-name-complex="OpenSymbo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style:font-name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.589cm" svg:height="0.039cm" svg:x="2cm" svg:y="3.658cm" svg:viewBox="0 0 17590 40" draw:points="0,0 17590,0 17590,40 0,40">
          <text:p/>
        </draw:polygon>
        <draw:frame draw:style-name="gr2" draw:text-style-name="P3" draw:layer="layout" svg:width="8.6cm" svg:height="0.628cm" svg:x="6.498cm" svg:y="2.117cm">
          <draw:text-box>
            <text:p text:style-name="P2"><text:span text:style-name="T1">MOHAMAD AMIRIZZUAN RAMLI</text:span></text:p>
          </draw:text-box>
        </draw:frame>
        <draw:frame draw:style-name="gr3" draw:text-style-name="P4" draw:layer="layout" svg:width="15.517cm" svg:height="0.395cm" svg:x="3.006cm" svg:y="2.76cm">
          <draw:text-box>
            <text:p text:style-name="P2"><text:span text:style-name="T2">E: amirizzuan@gmail.com • M: +(60)(13)397-5306 • B-1-11, Kelana Impian Apartment, PJ, SEL, MY</text:span></text:p>
          </draw:text-box>
        </draw:frame>
        <draw:frame draw:style-name="gr3" draw:text-style-name="P4" draw:layer="layout" svg:width="9.54cm" svg:height="0.395cm" svg:x="6.033cm" svg:y="3.166cm">
          <draw:text-box>
            <text:p text:style-name="P2"><text:span text:style-name="T3">www.amirizzuan.com </text:span><text:span text:style-name="T2">• </text:span><text:span text:style-name="T3">https://linkedin.com/in/amirizzuan</text:span></text:p>
          </draw:text-box>
        </draw:frame>
        <draw:frame draw:style-name="gr3" draw:text-style-name="P4" draw:layer="layout" svg:width="3.943cm" svg:height="0.395cm" svg:x="2.103cm" svg:y="4.217cm">
          <draw:text-box>
            <text:p text:style-name="P2"><text:span text:style-name="T3">TECHNICAL SUMMARY</text:span></text:p>
          </draw:text-box>
        </draw:frame>
        <draw:frame draw:style-name="gr4" draw:text-style-name="P5" draw:layer="layout" svg:width="17.6cm" svg:height="0.789cm" svg:x="2.18cm" svg:y="4.817cm">
          <draw:text-box>
            <text:p text:style-name="P2"><text:span text:style-name="T4">Professional Certification</text:span><text:span text:style-name="T2"> <text:s/>Certified Tester Foundation Level (CTFL) [Cert. No. MY0270-17] (ISTQB)</text:span></text:p>
          </draw:text-box>
        </draw:frame>
        <draw:frame draw:style-name="gr5" draw:text-style-name="P5" draw:layer="layout" svg:width="9.104cm" svg:height="0.395cm" svg:x="6.308cm" svg:y="5.223cm">
          <draw:text-box>
            <text:p text:style-name="P2"><text:span text:style-name="T2">PADI Divemaster [ID 551601]</text:span></text:p>
          </draw:text-box>
        </draw:frame>
        <draw:frame draw:style-name="gr6" draw:text-style-name="P5" draw:layer="layout" svg:width="17.278cm" svg:height="0.395cm" svg:x="2.184cm" svg:y="5.823cm">
          <draw:text-box>
            <text:p text:style-name="P2"><text:span text:style-name="T4">Programming &amp; Systems</text:span><text:span text:style-name="T2"> <text:s/>Jenkins, BitBucket, Ansible, UNIX Shell, RHEL CloudForms, RHEL Ansible Tower, </text:span></text:p>
          </draw:text-box>
        </draw:frame>
        <draw:frame draw:style-name="gr3" draw:text-style-name="P4" draw:layer="layout" svg:width="12.431cm" svg:height="0.395cm" svg:x="6.308cm" svg:y="6.228cm">
          <draw:text-box>
            <text:p text:style-name="P2"><text:span text:style-name="T2">Visual Studio 2015 with Coded UI, HP Unified Functional Testing (HP UFT), HP </text:span></text:p>
          </draw:text-box>
        </draw:frame>
        <draw:frame draw:style-name="gr7" draw:text-style-name="P5" draw:layer="layout" svg:width="12.169cm" svg:height="0.395cm" svg:x="6.308cm" svg:y="6.634cm">
          <draw:text-box>
            <text:p text:style-name="P2"><text:span text:style-name="T2">QuickTest Professional (HP QTP), Jenkins, Selenium, Message Queue (MQ), </text:span></text:p>
          </draw:text-box>
        </draw:frame>
        <draw:frame draw:style-name="gr3" draw:text-style-name="P4" draw:layer="layout" svg:width="11.551cm" svg:height="0.395cm" svg:x="6.308cm" svg:y="7.04cm">
          <draw:text-box>
            <text:p text:style-name="P2"><text:span text:style-name="T2">Wiretaps, Python, Perl, PHP, Java (J2EE, JSP, Servlets, Beans &amp; JDBC), </text:span></text:p>
          </draw:text-box>
        </draw:frame>
        <draw:frame draw:style-name="gr3" draw:text-style-name="P4" draw:layer="layout" svg:width="11.402cm" svg:height="0.395cm" svg:x="6.308cm" svg:y="7.445cm">
          <draw:text-box>
            <text:p text:style-name="P2"><text:span text:style-name="T2">JavaScript, AJAX, HTML, XML, SQL, ASP, VBScript, Windows Scripting, </text:span></text:p>
          </draw:text-box>
        </draw:frame>
        <draw:frame draw:style-name="gr3" draw:text-style-name="P4" draw:layer="layout" svg:width="9.027cm" svg:height="0.395cm" svg:x="6.308cm" svg:y="7.851cm">
          <draw:text-box>
            <text:p text:style-name="P2"><text:span text:style-name="T2">VisualBasic, QuickBasic, C, C++, C#, SNMP, STAF/STAX</text:span></text:p>
          </draw:text-box>
        </draw:frame>
        <draw:frame draw:style-name="gr8" draw:text-style-name="P5" draw:layer="layout" svg:width="13.345cm" svg:height="0.395cm" svg:x="3.26cm" svg:y="8.451cm">
          <draw:text-box>
            <text:p text:style-name="P2"><text:span text:style-name="T4">Operating System</text:span><text:span text:style-name="T2"> <text:s/>RHEL, Linux/UNIX, SunSolaris, AIX, Windows, Windows Server</text:span></text:p>
          </draw:text-box>
        </draw:frame>
        <draw:frame draw:style-name="gr9" draw:text-style-name="P5" draw:layer="layout" svg:width="11.715cm" svg:height="0.395cm" svg:x="4.572cm" svg:y="9.051cm">
          <draw:text-box>
            <text:p text:style-name="P2"><text:span text:style-name="T4">Database</text:span><text:span text:style-name="T2"> <text:s/>MySQL, SQLite, Oracle, DB2, Informix, MS Access, MS SQL</text:span></text:p>
          </draw:text-box>
        </draw:frame>
        <draw:frame draw:style-name="gr10" draw:text-style-name="P5" draw:layer="layout" svg:width="16.192cm" svg:height="0.395cm" svg:x="3.905cm" svg:y="9.65cm">
          <draw:text-box>
            <text:p text:style-name="P2"><text:span text:style-name="T4">Specialization</text:span><text:span text:style-name="T2"> <text:s/>System Engineering, Software Testing, Test Automation, Financial Messages (FIN), </text:span></text:p>
          </draw:text-box>
        </draw:frame>
        <draw:frame draw:style-name="gr3" draw:text-style-name="P4" draw:layer="layout" svg:width="12.482cm" svg:height="0.395cm" svg:x="6.308cm" svg:y="10.056cm">
          <draw:text-box>
            <text:p text:style-name="P2"><text:span text:style-name="T2">Banking Software, Software Automation, Telco Systems E2E Journey, Behavior </text:span></text:p>
          </draw:text-box>
        </draw:frame>
        <draw:frame draw:style-name="gr3" draw:text-style-name="P4" draw:layer="layout" svg:width="12.998cm" svg:height="0.395cm" svg:x="6.308cm" svg:y="10.462cm">
          <draw:text-box>
            <text:p text:style-name="P2"><text:span text:style-name="T2">Driven Design (BDD), Test Driven Design (TDD), Continuous Integration (CI), Agile </text:span></text:p>
          </draw:text-box>
        </draw:frame>
        <draw:frame draw:style-name="gr3" draw:text-style-name="P4" draw:layer="layout" svg:width="13.176cm" svg:height="0.395cm" svg:x="6.308cm" svg:y="10.867cm">
          <draw:text-box>
            <text:p text:style-name="P2"><text:span text:style-name="T2">Development &amp; Testing, Linux/UNIX Administration, Ubuntu Desktop, Web Design &amp; </text:span></text:p>
          </draw:text-box>
        </draw:frame>
        <draw:frame draw:style-name="gr3" draw:text-style-name="P4" draw:layer="layout" svg:width="12.956cm" svg:height="0.395cm" svg:x="6.308cm" svg:y="11.273cm">
          <draw:text-box>
            <text:p text:style-name="P2"><text:span text:style-name="T2">Development, Raw Data Massaging, 2G/3G/LTE Networking, IP Networking, Telco </text:span></text:p>
          </draw:text-box>
        </draw:frame>
        <draw:frame draw:style-name="gr3" draw:text-style-name="P4" draw:layer="layout" svg:width="8.9cm" svg:height="0.395cm" svg:x="6.308cm" svg:y="11.679cm">
          <draw:text-box>
            <text:p text:style-name="P2"><text:span text:style-name="T2">Wireline (ADSL) Billing &amp; Provisioning, Cisco Networking.</text:span></text:p>
          </draw:text-box>
        </draw:frame>
        <draw:frame draw:style-name="gr3" draw:text-style-name="P4" draw:layer="layout" svg:width="5.129cm" svg:height="0.395cm" svg:x="2.103cm" svg:y="12.726cm">
          <draw:text-box>
            <text:p text:style-name="P2"><text:span text:style-name="T3">PROFESSIONAL EXPERIENCE</text:span></text:p>
          </draw:text-box>
        </draw:frame>
        <draw:frame draw:style-name="gr3" draw:text-style-name="P4" draw:layer="layout" svg:width="3.495cm" svg:height="0.395cm" svg:x="2.6cm" svg:y="13.326cm">
          <draw:text-box>
            <text:p text:style-name="P2"><text:span text:style-name="T4">1 Nov. 2016 – Present</text:span></text:p>
          </draw:text-box>
        </draw:frame>
        <draw:frame draw:style-name="gr3" draw:text-style-name="P4" draw:layer="layout" svg:width="11.826cm" svg:height="0.395cm" svg:x="6.308cm" svg:y="13.326cm">
          <draw:text-box>
            <text:p text:style-name="P2"><text:span text:style-name="T3">Society for Worldwide Interbank Financial Telecommunication (SWIFT)</text:span></text:p>
          </draw:text-box>
        </draw:frame>
        <draw:line draw:style-name="gr11" draw:text-style-name="P6" draw:layer="layout" svg:x1="7.267cm" svg:y1="14.276cm" svg:x2="11.285cm" svg:y2="14.276cm">
          <text:p/>
        </draw:line>
        <draw:frame draw:style-name="gr3" draw:text-style-name="P4" draw:layer="layout" svg:width="8.406cm" svg:height="0.395cm" svg:x="6.308cm" svg:y="13.926cm">
          <draw:text-box>
            <text:p text:style-name="P2"><text:span text:style-name="T3">Role</text:span><text:span text:style-name="T2">: Senior Software Engineer (</text:span><text:span text:style-name="T4">Apr. 2020 – Present</text:span><text:span text:style-name="T2">)</text:span></text:p>
          </draw:text-box>
        </draw:frame>
        <draw:frame draw:style-name="gr3" draw:text-style-name="P4" draw:layer="layout" svg:width="12.461cm" svg:height="0.395cm" svg:x="6.308cm" svg:y="14.332cm">
          <draw:text-box>
            <text:p text:style-name="P2"><text:span text:style-name="T3">Job scope</text:span><text:span text:style-name="T2">: Leads the migration of Alliance Manage Operation (AMO) (a HPUX-</text:span></text:p>
          </draw:text-box>
        </draw:frame>
        <draw:frame draw:style-name="gr3" draw:text-style-name="P4" draw:layer="layout" svg:width="12.296cm" svg:height="0.395cm" svg:x="6.308cm" svg:y="14.737cm">
          <draw:text-box>
            <text:p text:style-name="P2"><text:span text:style-name="T2">based C++ application) to RHEL 8. Development, maintenance and production </text:span></text:p>
          </draw:text-box>
        </draw:frame>
        <draw:frame draw:style-name="gr3" draw:text-style-name="P4" draw:layer="layout" svg:width="12.77cm" svg:height="0.395cm" svg:x="6.308cm" svg:y="15.143cm">
          <draw:text-box>
            <text:p text:style-name="P2"><text:span text:style-name="T2">support of “</text:span><text:span text:style-name="T4">Alliance Manage Operation (AMO) Server</text:span><text:span text:style-name="T2">” (a C++ UNIX-based server-</text:span></text:p>
          </draw:text-box>
        </draw:frame>
        <draw:frame draw:style-name="gr3" draw:text-style-name="P4" draw:layer="layout" svg:width="11.898cm" svg:height="0.395cm" svg:x="6.308cm" svg:y="15.549cm">
          <draw:text-box>
            <text:p text:style-name="P2"><text:span text:style-name="T2">side application / SWIFT proprietary SNMP event management system) and </text:span></text:p>
          </draw:text-box>
        </draw:frame>
        <draw:frame draw:style-name="gr3" draw:text-style-name="P4" draw:layer="layout" svg:width="12.203cm" svg:height="0.395cm" svg:x="6.308cm" svg:y="15.954cm">
          <draw:text-box>
            <text:p text:style-name="P2"><text:span text:style-name="T2">“</text:span><text:span text:style-name="T4">Continuous Link Settlement – Third-Party Services</text:span><text:span text:style-name="T2">” (CLS-TPS) (a J2EE/Java </text:span></text:p>
          </draw:text-box>
        </draw:frame>
        <draw:frame draw:style-name="gr3" draw:text-style-name="P4" draw:layer="layout" svg:width="12.689cm" svg:height="0.395cm" svg:x="6.308cm" svg:y="16.36cm">
          <draw:text-box>
            <text:p text:style-name="P2"><text:span text:style-name="T2">UNIX-based server-side application / SWIFT proprietary FIN solution for FOREX).</text:span></text:p>
          </draw:text-box>
        </draw:frame>
        <draw:frame draw:style-name="gr3" draw:text-style-name="P4" draw:layer="layout" svg:width="12.384cm" svg:height="0.395cm" svg:x="6.308cm" svg:y="16.766cm">
          <draw:text-box>
            <text:p text:style-name="P2"><text:span text:style-name="T3">Technologies</text:span><text:span text:style-name="T2">: Jenkins, BitBucket, GIT, Nexus, Ansible-Playbook scripts, C++, </text:span></text:p>
          </draw:text-box>
        </draw:frame>
        <draw:frame draw:style-name="gr3" draw:text-style-name="P4" draw:layer="layout" svg:width="11.813cm" svg:height="0.395cm" svg:x="6.308cm" svg:y="17.171cm">
          <draw:text-box>
            <text:p text:style-name="P2"><text:span text:style-name="T2">UNIX/Linux, SSH, Shell Scripting, Java/J2EE, JBoss EAP, HP-UX, Red Hat </text:span></text:p>
          </draw:text-box>
        </draw:frame>
        <draw:frame draw:style-name="gr3" draw:text-style-name="P4" draw:layer="layout" svg:width="5.306cm" svg:height="0.395cm" svg:x="6.308cm" svg:y="17.577cm">
          <draw:text-box>
            <text:p text:style-name="P2"><text:span text:style-name="T2">Enterprise Linux (RHEL), Kanban.</text:span></text:p>
          </draw:text-box>
        </draw:frame>
        <draw:line draw:style-name="gr11" draw:text-style-name="P6" draw:layer="layout" svg:x1="8.731cm" svg:y1="18.527cm" svg:x2="12.534cm" svg:y2="18.527cm">
          <text:p/>
        </draw:line>
        <draw:frame draw:style-name="gr3" draw:text-style-name="P4" draw:layer="layout" svg:width="10.044cm" svg:height="0.395cm" svg:x="6.308cm" svg:y="18.177cm">
          <draw:text-box>
            <text:p text:style-name="P2"><text:span text:style-name="T3">Prev. Role (1)</text:span><text:span text:style-name="T2">: Senior System Engineer (</text:span><text:span text:style-name="T4">Apr. 2019 – Mar. 2020</text:span><text:span text:style-name="T2">)</text:span></text:p>
          </draw:text-box>
        </draw:frame>
        <draw:frame draw:style-name="gr3" draw:text-style-name="P4" draw:layer="layout" svg:width="13.049cm" svg:height="0.395cm" svg:x="6.308cm" svg:y="18.583cm">
          <draw:text-box>
            <text:p text:style-name="P2"><text:span text:style-name="T3">Job scope</text:span><text:span text:style-name="T2">: Leads the restructuring of legacy UNIX Java-based application systems</text:span></text:p>
          </draw:text-box>
        </draw:frame>
        <draw:frame draw:style-name="gr3" draw:text-style-name="P4" draw:layer="layout" svg:width="13.041cm" svg:height="0.395cm" svg:x="6.308cm" svg:y="18.988cm">
          <draw:text-box>
            <text:p text:style-name="P2"><text:span text:style-name="T2">to RHEL. Leads the migration of legacy UNIX application systems to RHEL. SME in </text:span></text:p>
          </draw:text-box>
        </draw:frame>
        <draw:frame draw:style-name="gr3" draw:text-style-name="P4" draw:layer="layout" svg:width="12.258cm" svg:height="0.395cm" svg:x="6.308cm" svg:y="19.394cm">
          <draw:text-box>
            <text:p text:style-name="P2"><text:span text:style-name="T2">RHEL Ansible Tower, RHEL Satellites, RHEL CloudForms and Ansible-related </text:span></text:p>
          </draw:text-box>
        </draw:frame>
        <draw:frame draw:style-name="gr3" draw:text-style-name="P4" draw:layer="layout" svg:width="2.068cm" svg:height="0.395cm" svg:x="6.308cm" svg:y="19.8cm">
          <draw:text-box>
            <text:p text:style-name="P2"><text:span text:style-name="T2">technologies.</text:span></text:p>
          </draw:text-box>
        </draw:frame>
        <draw:frame draw:style-name="gr3" draw:text-style-name="P4" draw:layer="layout" svg:width="13.151cm" svg:height="0.395cm" svg:x="6.308cm" svg:y="20.205cm">
          <draw:text-box>
            <text:p text:style-name="P2"><text:span text:style-name="T3">Technologies</text:span><text:span text:style-name="T2">: Jenkins, BitBucket, Ansible-Playbook scripts, C++, UNIX/Linux, Shell</text:span></text:p>
          </draw:text-box>
        </draw:frame>
        <draw:frame draw:style-name="gr3" draw:text-style-name="P4" draw:layer="layout" svg:width="13.155cm" svg:height="0.395cm" svg:x="6.308cm" svg:y="20.611cm">
          <draw:text-box>
            <text:p text:style-name="P2"><text:span text:style-name="T2">Scripting, Java/J2EE, JBoss EAP, HP-UX, Red Hat Enterprise Linux (RHEL), Nexus,</text:span></text:p>
          </draw:text-box>
        </draw:frame>
        <draw:frame draw:style-name="gr3" draw:text-style-name="P4" draw:layer="layout" svg:width="1.306cm" svg:height="0.395cm" svg:x="6.308cm" svg:y="21.017cm">
          <draw:text-box>
            <text:p text:style-name="P2"><text:span text:style-name="T2">Kanban.</text:span></text:p>
          </draw:text-box>
        </draw:frame>
        <draw:line draw:style-name="gr11" draw:text-style-name="P6" draw:layer="layout" svg:x1="8.731cm" svg:y1="21.967cm" svg:x2="11.997cm" svg:y2="21.967cm">
          <text:p/>
        </draw:line>
        <draw:frame draw:style-name="gr3" draw:text-style-name="P4" draw:layer="layout" svg:width="9.638cm" svg:height="0.395cm" svg:x="6.308cm" svg:y="21.616cm">
          <draw:text-box>
            <text:p text:style-name="P2"><text:span text:style-name="T3">Prev. Role (2)</text:span><text:span text:style-name="T2">: Senior Test Engineer (</text:span><text:span text:style-name="T4">Nov. 2016 – Mar. 2019</text:span><text:span text:style-name="T2">)</text:span></text:p>
          </draw:text-box>
        </draw:frame>
        <draw:frame draw:style-name="gr3" draw:text-style-name="P4" draw:layer="layout" svg:width="12.77cm" svg:height="0.395cm" svg:x="6.308cm" svg:y="22.022cm">
          <draw:text-box>
            <text:p text:style-name="P2"><text:span text:style-name="T3">Job scope</text:span><text:span text:style-name="T2">: Leads the manual &amp; automated software testing and a team leader of </text:span></text:p>
          </draw:text-box>
        </draw:frame>
        <draw:frame draw:style-name="gr3" draw:text-style-name="P4" draw:layer="layout" svg:width="12.643cm" svg:height="0.395cm" svg:x="6.308cm" svg:y="22.428cm">
          <draw:text-box>
            <text:p text:style-name="P2"><text:span text:style-name="T2">Test Engineers in testing of “</text:span><text:span text:style-name="T4">Alliance Messaging Hub (AMH)</text:span><text:span text:style-name="T2">” (SWIFT proprietary </text:span></text:p>
          </draw:text-box>
        </draw:frame>
        <draw:frame draw:style-name="gr3" draw:text-style-name="P4" draw:layer="layout" svg:width="7.906cm" svg:height="0.395cm" svg:x="6.308cm" svg:y="22.834cm">
          <draw:text-box>
            <text:p text:style-name="P2"><text:span text:style-name="T2">FIN messaging solution used by banks worldwide).</text:span></text:p>
          </draw:text-box>
        </draw:frame>
        <draw:frame draw:style-name="gr3" draw:text-style-name="P4" draw:layer="layout" svg:width="12.727cm" svg:height="0.395cm" svg:x="6.308cm" svg:y="23.239cm">
          <draw:text-box>
            <text:p text:style-name="P2"><text:span text:style-name="T3">Technologies</text:span><text:span text:style-name="T2">: Financial Messages (FIN), Agile Testing, UNIX/Linux, Java/J2EE, </text:span></text:p>
          </draw:text-box>
        </draw:frame>
        <draw:frame draw:style-name="gr3" draw:text-style-name="P4" draw:layer="layout" svg:width="12.52cm" svg:height="0.395cm" svg:x="6.308cm" svg:y="23.645cm">
          <draw:text-box>
            <text:p text:style-name="P2"><text:span text:style-name="T2">Oracle Database &amp; WebLogic, Ansible, MQ, Automation Test Scripting, Jenkins, </text:span></text:p>
          </draw:text-box>
        </draw:frame>
        <draw:frame draw:style-name="gr3" draw:text-style-name="P4" draw:layer="layout" svg:width="9.468cm" svg:height="0.395cm" svg:x="6.308cm" svg:y="24.051cm">
          <draw:text-box>
            <text:p text:style-name="P2"><text:span text:style-name="T2">Nexus, Robot Framework, HP Quality Center, JIRA, Kanban.</text:span></text:p>
          </draw:text-box>
        </draw:frame>
        <draw:polygon draw:style-name="gr1" draw:text-style-name="P1" draw:layer="layout" svg:width="17.586cm" svg:height="0.035cm" svg:x="2cm" svg:y="12.167cm" svg:viewBox="0 0 17587 36" draw:points="0,0 17587,0 17587,36 0,36">
          <text:p/>
        </draw:polygon>
        <draw:frame draw:style-name="gr3" draw:text-style-name="P4" draw:layer="layout" svg:width="0.878cm" svg:height="0.395cm" svg:x="10.358cm" svg:y="25.546cm">
          <draw:text-box>
            <text:p text:style-name="P2"><text:span text:style-name="T2">[1 / 3]</text:span></text:p>
          </draw:text-box>
        </draw:frame>
      </draw:page>
      <draw:page draw:name="page2" draw:style-name="dp1" draw:master-page-name="master-page28">
        <draw:frame draw:style-name="gr12" draw:text-style-name="P5" draw:layer="layout" svg:width="15.751cm" svg:height="0.395cm" svg:x="2.124cm" svg:y="2.111cm">
          <draw:text-box>
            <text:p text:style-name="P2"><text:span text:style-name="T4">Jun. 2014 – 13 Oct. 2016</text:span><text:span text:style-name="T3"> <text:s/>British Telecom [BT] (Technology, Service &amp; Operations [BT TSO])</text:span></text:p>
          </draw:text-box>
        </draw:frame>
        <draw:line draw:style-name="gr11" draw:text-style-name="P6" draw:layer="layout" svg:x1="7.267cm" svg:y1="3.062cm" svg:x2="15.299cm" svg:y2="3.062cm">
          <text:p/>
        </draw:line>
        <draw:frame draw:style-name="gr3" draw:text-style-name="P4" draw:layer="layout" svg:width="9.006cm" svg:height="0.395cm" svg:x="6.308cm" svg:y="2.711cm">
          <draw:text-box>
            <text:p text:style-name="P2"><text:span text:style-name="T3">Role</text:span><text:span text:style-name="T2">: Early Integration Testing (EIT) Automation Engineer</text:span></text:p>
          </draw:text-box>
        </draw:frame>
        <draw:frame draw:style-name="gr3" draw:text-style-name="P4" draw:layer="layout" svg:width="12.893cm" svg:height="0.395cm" svg:x="6.308cm" svg:y="3.117cm">
          <draw:text-box>
            <text:p text:style-name="P2"><text:span text:style-name="T3">Job scope</text:span><text:span text:style-name="T2">: Development of automation test script across systems &amp; components; </text:span></text:p>
          </draw:text-box>
        </draw:frame>
        <draw:frame draw:style-name="gr3" draw:text-style-name="P4" draw:layer="layout" svg:width="12.059cm" svg:height="0.395cm" svg:x="6.308cm" svg:y="3.522cm">
          <draw:text-box>
            <text:p text:style-name="P2"><text:span text:style-name="T2">E2E &amp; next-box testing of Telco systems journey; Development of automated </text:span></text:p>
          </draw:text-box>
        </draw:frame>
        <draw:frame draw:style-name="gr3" draw:text-style-name="P4" draw:layer="layout" svg:width="12.575cm" svg:height="0.395cm" svg:x="6.308cm" svg:y="3.928cm">
          <draw:text-box>
            <text:p text:style-name="P2"><text:span text:style-name="T2">regression test pack for systems &amp; components; Development &amp; maintenance of </text:span></text:p>
          </draw:text-box>
        </draw:frame>
        <draw:frame draw:style-name="gr3" draw:text-style-name="P4" draw:layer="layout" svg:width="12.114cm" svg:height="0.395cm" svg:x="6.308cm" svg:y="4.334cm">
          <draw:text-box>
            <text:p text:style-name="P2"><text:span text:style-name="T2">automation test framework; R&amp;D of test tools; Best test practice &amp; automation </text:span></text:p>
          </draw:text-box>
        </draw:frame>
        <draw:frame draw:style-name="gr3" draw:text-style-name="P4" draw:layer="layout" svg:width="10.141cm" svg:height="0.395cm" svg:x="6.308cm" svg:y="4.74cm">
          <draw:text-box>
            <text:p text:style-name="P2"><text:span text:style-name="T2">consultant; Software development &amp; testing process optimization.</text:span></text:p>
          </draw:text-box>
        </draw:frame>
        <draw:frame draw:style-name="gr3" draw:text-style-name="P4" draw:layer="layout" svg:width="12.914cm" svg:height="0.395cm" svg:x="6.308cm" svg:y="5.145cm">
          <draw:text-box>
            <text:p text:style-name="P2"><text:span text:style-name="T3">Technologies</text:span><text:span text:style-name="T2">: Agile Test &amp; Development, Coded UI, HP UFT, HP QTP, VBScript, </text:span></text:p>
          </draw:text-box>
        </draw:frame>
        <draw:frame draw:style-name="gr3" draw:text-style-name="P4" draw:layer="layout" svg:width="13.21cm" svg:height="0.395cm" svg:x="6.308cm" svg:y="5.551cm">
          <draw:text-box>
            <text:p text:style-name="P2"><text:span text:style-name="T2">C#, MQ, Wiretaps, MS SQL, Oracle, Automation Test Scripting, Jenkins, Java/J2EE, </text:span></text:p>
          </draw:text-box>
        </draw:frame>
        <draw:frame draw:style-name="gr3" draw:text-style-name="P4" draw:layer="layout" svg:width="4.379cm" svg:height="0.395cm" svg:x="6.308cm" svg:y="5.957cm">
          <draw:text-box>
            <text:p text:style-name="P2"><text:span text:style-name="T2">Agile Methodology, Kanban.</text:span></text:p>
          </draw:text-box>
        </draw:frame>
        <draw:frame draw:style-name="gr13" draw:text-style-name="P5" draw:layer="layout" svg:width="17.226cm" svg:height="0.395cm" svg:x="2.554cm" svg:y="6.556cm">
          <draw:text-box>
            <text:p text:style-name="P2"><text:span text:style-name="T4">Feb. 2008 – May 2014</text:span><text:span text:style-name="T3"> <text:s/>IBM Malaysia (Malaysia Development Lab, Cloud &amp; Smarter Infrastructure)</text:span></text:p>
          </draw:text-box>
        </draw:frame>
        <draw:line draw:style-name="gr11" draw:text-style-name="P6" draw:layer="layout" svg:x1="7.267cm" svg:y1="7.507cm" svg:x2="10.907cm" svg:y2="7.507cm">
          <text:p/>
        </draw:line>
        <draw:frame draw:style-name="gr3" draw:text-style-name="P4" draw:layer="layout" svg:width="8.486cm" svg:height="0.395cm" svg:x="6.308cm" svg:y="7.156cm">
          <draw:text-box>
            <text:p text:style-name="P2"><text:span text:style-name="T3">Role</text:span><text:span text:style-name="T2">: Software Test Engineer (</text:span><text:span text:style-name="T4">Sep. 2012 – May 2014</text:span><text:span text:style-name="T2">)</text:span></text:p>
          </draw:text-box>
        </draw:frame>
        <draw:frame draw:style-name="gr3" draw:text-style-name="P4" draw:layer="layout" svg:width="12.316cm" svg:height="0.395cm" svg:x="6.308cm" svg:y="7.562cm">
          <draw:text-box>
            <text:p text:style-name="P2"><text:span text:style-name="T3">Job scope</text:span><text:span text:style-name="T2">: End-to-end test of “</text:span><text:span text:style-name="T4">IBM Tivoli Network Manager (ITNM)”</text:span><text:span text:style-name="T2">, “</text:span><text:span text:style-name="T4">Agent &amp; </text:span></text:p>
          </draw:text-box>
        </draw:frame>
        <draw:frame draw:style-name="gr3" draw:text-style-name="P4" draw:layer="layout" svg:width="12.765cm" svg:height="0.395cm" svg:x="6.308cm" svg:y="7.967cm">
          <draw:text-box>
            <text:p text:style-name="P2"><text:span text:style-name="T4">Collector” </text:span><text:span text:style-name="T2">sub-component and code the software testing framework (test plan and </text:span></text:p>
          </draw:text-box>
        </draw:frame>
        <draw:frame draw:style-name="gr3" draw:text-style-name="P4" draw:layer="layout" svg:width="1.822cm" svg:height="0.395cm" svg:x="6.308cm" svg:y="8.373cm">
          <draw:text-box>
            <text:p text:style-name="P2"><text:span text:style-name="T2">test script). </text:span></text:p>
          </draw:text-box>
        </draw:frame>
        <draw:frame draw:style-name="gr3" draw:text-style-name="P4" draw:layer="layout" svg:width="13.176cm" svg:height="0.395cm" svg:x="6.308cm" svg:y="8.779cm">
          <draw:text-box>
            <text:p text:style-name="P2"><text:span text:style-name="T3">Technologies</text:span><text:span text:style-name="T2">: Agile Development, STAF/STAX, Java, UNIX Shell, Perl, Linux, DB2.</text:span></text:p>
          </draw:text-box>
        </draw:frame>
        <draw:line draw:style-name="gr11" draw:text-style-name="P6" draw:layer="layout" svg:x1="8.614cm" svg:y1="9.729cm" svg:x2="14.022cm" svg:y2="9.729cm">
          <text:p/>
        </draw:line>
        <draw:frame draw:style-name="gr3" draw:text-style-name="P4" draw:layer="layout" svg:width="11.593cm" svg:height="0.395cm" svg:x="6.308cm" svg:y="9.379cm">
          <draw:text-box>
            <text:p text:style-name="P2"><text:span text:style-name="T3">Prev. role (1)</text:span><text:span text:style-name="T2">: Software Implementation Engineer (</text:span><text:span text:style-name="T4">Mar. 2012 – Aug. 2012</text:span><text:span text:style-name="T2">)</text:span></text:p>
          </draw:text-box>
        </draw:frame>
        <draw:frame draw:style-name="gr3" draw:text-style-name="P4" draw:layer="layout" svg:width="12.524cm" svg:height="0.395cm" svg:x="6.308cm" svg:y="9.784cm">
          <draw:text-box>
            <text:p text:style-name="P2"><text:span text:style-name="T2">Job scope: Implementation of “</text:span><text:span text:style-name="T4">IBM Tivoli Network Manager (ITNM)”</text:span><text:span text:style-name="T2">, at AmBank </text:span></text:p>
          </draw:text-box>
        </draw:frame>
        <draw:frame draw:style-name="gr3" draw:text-style-name="P4" draw:layer="layout" svg:width="12.782cm" svg:height="0.395cm" svg:x="6.308cm" svg:y="10.19cm">
          <draw:text-box>
            <text:p text:style-name="P2"><text:span text:style-name="T2">Group Berhad (at AmBank Datacenter for AmBank Network Management System </text:span></text:p>
          </draw:text-box>
        </draw:frame>
        <draw:frame draw:style-name="gr3" draw:text-style-name="P4" draw:layer="layout" svg:width="1.31cm" svg:height="0.395cm" svg:x="6.308cm" svg:y="10.596cm">
          <draw:text-box>
            <text:p text:style-name="P2"><text:span text:style-name="T2">Project).</text:span></text:p>
          </draw:text-box>
        </draw:frame>
        <draw:frame draw:style-name="gr3" draw:text-style-name="P4" draw:layer="layout" svg:width="7cm" svg:height="0.395cm" svg:x="6.308cm" svg:y="11.001cm">
          <draw:text-box>
            <text:p text:style-name="P2"><text:span text:style-name="T3">Technologies</text:span><text:span text:style-name="T2">: Perl, UNIX Shell, Linux, DB2.</text:span></text:p>
          </draw:text-box>
        </draw:frame>
        <draw:line draw:style-name="gr11" draw:text-style-name="P6" draw:layer="layout" svg:x1="8.614cm" svg:y1="11.952cm" svg:x2="11.712cm" svg:y2="11.952cm">
          <text:p/>
        </draw:line>
        <draw:frame draw:style-name="gr3" draw:text-style-name="P4" draw:layer="layout" svg:width="9.329cm" svg:height="0.395cm" svg:x="6.308cm" svg:y="11.601cm">
          <draw:text-box>
            <text:p text:style-name="P2"><text:span text:style-name="T3">Prev. role (2)</text:span><text:span text:style-name="T2">: Software Developer (</text:span><text:span text:style-name="T4">Nov. 2011 – Dec. 2012</text:span><text:span text:style-name="T2">)</text:span></text:p>
          </draw:text-box>
        </draw:frame>
        <draw:frame draw:style-name="gr3" draw:text-style-name="P4" draw:layer="layout" svg:width="11.983cm" svg:height="0.395cm" svg:x="6.308cm" svg:y="12.007cm">
          <draw:text-box>
            <text:p text:style-name="P2"><text:span text:style-name="T3">Job scope</text:span><text:span text:style-name="T2">: Development of “</text:span><text:span text:style-name="T4">IBM Tivoli Network Manager (ITNM)</text:span><text:span text:style-name="T2">”, “</text:span><text:span text:style-name="T4">Agent &amp; </text:span></text:p>
          </draw:text-box>
        </draw:frame>
        <draw:frame draw:style-name="gr3" draw:text-style-name="P4" draw:layer="layout" svg:width="4.218cm" svg:height="0.395cm" svg:x="6.308cm" svg:y="12.412cm">
          <draw:text-box>
            <text:p text:style-name="P2"><text:span text:style-name="T4">Collector</text:span><text:span text:style-name="T2">” sub-component. </text:span></text:p>
          </draw:text-box>
        </draw:frame>
        <draw:frame draw:style-name="gr3" draw:text-style-name="P4" draw:layer="layout" svg:width="12.439cm" svg:height="0.395cm" svg:x="6.308cm" svg:y="12.818cm">
          <draw:text-box>
            <text:p text:style-name="P2"><text:span text:style-name="T3">Technologies</text:span><text:span text:style-name="T2">: Agile Development, UNIX Shell, Perl, Linux, Java, DB2, MySQL.</text:span></text:p>
          </draw:text-box>
        </draw:frame>
        <draw:line draw:style-name="gr11" draw:text-style-name="P6" draw:layer="layout" svg:x1="8.614cm" svg:y1="13.768cm" svg:x2="13.867cm" svg:y2="13.768cm">
          <text:p/>
        </draw:line>
        <draw:frame draw:style-name="gr3" draw:text-style-name="P4" draw:layer="layout" svg:width="11.395cm" svg:height="0.395cm" svg:x="6.308cm" svg:y="13.418cm">
          <draw:text-box>
            <text:p text:style-name="P2"><text:span text:style-name="T3">Prev. role (3)</text:span><text:span text:style-name="T2">: Software Developer &amp; L3 Support (</text:span><text:span text:style-name="T4">Nov. 2010 – Oct. 2011</text:span><text:span text:style-name="T2">)</text:span></text:p>
          </draw:text-box>
        </draw:frame>
        <draw:frame draw:style-name="gr3" draw:text-style-name="P4" draw:layer="layout" svg:width="13.024cm" svg:height="0.395cm" svg:x="6.308cm" svg:y="13.824cm">
          <draw:text-box>
            <text:p text:style-name="P2"><text:span text:style-name="T3">Job scope</text:span><text:span text:style-name="T2">: Development and bug-fix of “</text:span><text:span text:style-name="T4">IBM Tivoli Netcool Configuration Manager </text:span></text:p>
          </draw:text-box>
        </draw:frame>
        <draw:frame draw:style-name="gr3" draw:text-style-name="P4" draw:layer="layout" svg:width="13.108cm" svg:height="0.395cm" svg:x="6.308cm" svg:y="14.229cm">
          <draw:text-box>
            <text:p text:style-name="P2"><text:span text:style-name="T4">(ITNCM)</text:span><text:span text:style-name="T2">”, “</text:span><text:span text:style-name="T4">Device Driver (Translator)</text:span><text:span text:style-name="T2">” sub-component. Pioneer team for knowledge </text:span></text:p>
          </draw:text-box>
        </draw:frame>
        <draw:frame draw:style-name="gr3" draw:text-style-name="P4" draw:layer="layout" svg:width="12.507cm" svg:height="0.395cm" svg:x="6.308cm" svg:y="14.635cm">
          <draw:text-box>
            <text:p text:style-name="P2"><text:span text:style-name="T2">transfer of the Device Driver component, from Colorado Spring (US) and Belfast </text:span></text:p>
          </draw:text-box>
        </draw:frame>
        <draw:frame draw:style-name="gr3" draw:text-style-name="P4" draw:layer="layout" svg:width="2.792cm" svg:height="0.395cm" svg:x="6.308cm" svg:y="15.041cm">
          <draw:text-box>
            <text:p text:style-name="P2"><text:span text:style-name="T2">(UK) to Malaysia. </text:span></text:p>
          </draw:text-box>
        </draw:frame>
        <draw:frame draw:style-name="gr3" draw:text-style-name="P4" draw:layer="layout" svg:width="8.511cm" svg:height="0.395cm" svg:x="6.308cm" svg:y="15.446cm">
          <draw:text-box>
            <text:p text:style-name="P2"><text:span text:style-name="T3">Technologies</text:span><text:span text:style-name="T2">: Java/J2EE, UNIX Shell, Linux, Oracle .</text:span></text:p>
          </draw:text-box>
        </draw:frame>
        <draw:line draw:style-name="gr11" draw:text-style-name="P6" draw:layer="layout" svg:x1="8.614cm" svg:y1="16.397cm" svg:x2="13.867cm" svg:y2="16.397cm">
          <text:p/>
        </draw:line>
        <draw:frame draw:style-name="gr3" draw:text-style-name="P4" draw:layer="layout" svg:width="11.374cm" svg:height="0.395cm" svg:x="6.308cm" svg:y="16.046cm">
          <draw:text-box>
            <text:p text:style-name="P2"><text:span text:style-name="T3">Prev. role (4)</text:span><text:span text:style-name="T2">: Software Developer &amp; L3 Support (</text:span><text:span text:style-name="T4">Feb. 2008 – Oct. 2010</text:span><text:span text:style-name="T2">)</text:span></text:p>
          </draw:text-box>
        </draw:frame>
        <draw:frame draw:style-name="gr3" draw:text-style-name="P4" draw:layer="layout" svg:width="11.47cm" svg:height="0.395cm" svg:x="6.308cm" svg:y="16.452cm">
          <draw:text-box>
            <text:p text:style-name="P2"><text:span text:style-name="T3">Job scope</text:span><text:span text:style-name="T2">: Development and bug-fix of “</text:span><text:span text:style-name="T4">IBM Tivoli Netcool Performance </text:span></text:p>
          </draw:text-box>
        </draw:frame>
        <draw:frame draw:style-name="gr3" draw:text-style-name="P4" draw:layer="layout" svg:width="11.542cm" svg:height="0.395cm" svg:x="6.308cm" svg:y="16.857cm">
          <draw:text-box>
            <text:p text:style-name="P2"><text:span text:style-name="T4">Management for Wireless (IBM TNPMW)</text:span><text:span text:style-name="T2">”, the “</text:span><text:span text:style-name="T4">Gateway Framework</text:span><text:span text:style-name="T2">” sub-</text:span></text:p>
          </draw:text-box>
        </draw:frame>
        <draw:frame draw:style-name="gr3" draw:text-style-name="P4" draw:layer="layout" svg:width="12.08cm" svg:height="0.395cm" svg:x="6.308cm" svg:y="17.263cm">
          <draw:text-box>
            <text:p text:style-name="P2"><text:span text:style-name="T2">component. Leads the “</text:span><text:span text:style-name="T4">Gateway Configuration</text:span><text:span text:style-name="T2">” and “</text:span><text:span text:style-name="T4">Vendor Gateway</text:span><text:span text:style-name="T2">” team. </text:span></text:p>
          </draw:text-box>
        </draw:frame>
        <draw:frame draw:style-name="gr3" draw:text-style-name="P4" draw:layer="layout" svg:width="7.453cm" svg:height="0.395cm" svg:x="6.308cm" svg:y="17.669cm">
          <draw:text-box>
            <text:p text:style-name="P2"><text:span text:style-name="T3">Technologies</text:span><text:span text:style-name="T2">: Perl, UNIX Shell, Linux, Oracle .</text:span></text:p>
          </draw:text-box>
        </draw:frame>
        <draw:frame draw:style-name="gr14" draw:text-style-name="P5" draw:layer="layout" svg:width="16.213cm" svg:height="0.395cm" svg:x="2.614cm" svg:y="18.269cm">
          <draw:text-box>
            <text:p text:style-name="P2"><text:span text:style-name="T4">Oct. 2005 – Jan. 2008</text:span><text:span text:style-name="T3"> <text:s/>Telekom Malaysia (TM) Berhad (IT Shared Service Operation)</text:span></text:p>
          </draw:text-box>
        </draw:frame>
        <draw:line draw:style-name="gr11" draw:text-style-name="P6" draw:layer="layout" svg:x1="7.267cm" svg:y1="19.219cm" svg:x2="10.17cm" svg:y2="19.219cm">
          <text:p/>
        </draw:line>
        <draw:frame draw:style-name="gr3" draw:text-style-name="P4" draw:layer="layout" svg:width="3.842cm" svg:height="0.395cm" svg:x="6.308cm" svg:y="18.868cm">
          <draw:text-box>
            <text:p text:style-name="P2"><text:span text:style-name="T3">Role</text:span><text:span text:style-name="T2">: Software Engineer</text:span></text:p>
          </draw:text-box>
        </draw:frame>
        <draw:frame draw:style-name="gr3" draw:text-style-name="P4" draw:layer="layout" svg:width="12.113cm" svg:height="0.395cm" svg:x="6.308cm" svg:y="19.274cm">
          <draw:text-box>
            <text:p text:style-name="P2"><text:span text:style-name="T3">Job scope</text:span><text:span text:style-name="T2">: Development and bug-fix of "</text:span><text:span text:style-name="T4">Multimedia Inventory &amp; Provisioning </text:span></text:p>
          </draw:text-box>
        </draw:frame>
        <draw:frame draw:style-name="gr3" draw:text-style-name="P4" draw:layer="layout" svg:width="12.838cm" svg:height="0.395cm" svg:x="6.308cm" svg:y="19.68cm">
          <draw:text-box>
            <text:p text:style-name="P2"><text:span text:style-name="T4">Systems (MIPS)</text:span><text:span text:style-name="T2">" , "</text:span><text:span text:style-name="T4">tmnet streamyx Online Registration</text:span><text:span text:style-name="T2">" , "</text:span><text:span text:style-name="T4">Multimedia Customer &amp; </text:span></text:p>
          </draw:text-box>
        </draw:frame>
        <draw:frame draw:style-name="gr3" draw:text-style-name="P4" draw:layer="layout" svg:width="12.439cm" svg:height="0.395cm" svg:x="6.308cm" svg:y="20.085cm">
          <draw:text-box>
            <text:p text:style-name="P2"><text:span text:style-name="T4">Billing Management Systems (MCMB)</text:span><text:span text:style-name="T2">" , "</text:span><text:span text:style-name="T4">tmnet streamyx Member-Get-Member </text:span></text:p>
          </draw:text-box>
        </draw:frame>
        <draw:frame draw:style-name="gr3" draw:text-style-name="P4" draw:layer="layout" svg:width="5.45cm" svg:height="0.395cm" svg:x="6.308cm" svg:y="20.491cm">
          <draw:text-box>
            <text:p text:style-name="P2"><text:span text:style-name="T4">Program</text:span><text:span text:style-name="T2">" , and Assistant Manager.</text:span></text:p>
          </draw:text-box>
        </draw:frame>
        <draw:frame draw:style-name="gr3" draw:text-style-name="P4" draw:layer="layout" svg:width="11.995cm" svg:height="0.395cm" svg:x="6.308cm" svg:y="20.897cm">
          <draw:text-box>
            <text:p text:style-name="P2"><text:span text:style-name="T3">Technologies</text:span><text:span text:style-name="T2">: Java (JSP/Servlet), UNIX Shell, Solaris 10, IBM WebSphere, </text:span></text:p>
          </draw:text-box>
        </draw:frame>
        <draw:frame draw:style-name="gr3" draw:text-style-name="P4" draw:layer="layout" svg:width="1.234cm" svg:height="0.395cm" svg:x="6.308cm" svg:y="21.302cm">
          <draw:text-box>
            <text:p text:style-name="P2"><text:span text:style-name="T2">Oracle .</text:span></text:p>
          </draw:text-box>
        </draw:frame>
        <draw:frame draw:style-name="gr15" draw:text-style-name="P5" draw:layer="layout" svg:width="10.558cm" svg:height="0.395cm" svg:x="2.554cm" svg:y="21.902cm">
          <draw:text-box>
            <text:p text:style-name="P2"><text:span text:style-name="T4">Aug. 2003 – Oct. 2005</text:span><text:span text:style-name="T3"> <text:s/>TM Net Sdn. Bhd. (TM Net IT) </text:span></text:p>
          </draw:text-box>
        </draw:frame>
        <draw:line draw:style-name="gr11" draw:text-style-name="P6" draw:layer="layout" svg:x1="7.267cm" svg:y1="22.852cm" svg:x2="10.17cm" svg:y2="22.852cm">
          <text:p/>
        </draw:line>
        <draw:frame draw:style-name="gr3" draw:text-style-name="P4" draw:layer="layout" svg:width="3.842cm" svg:height="0.395cm" svg:x="6.308cm" svg:y="22.502cm">
          <draw:text-box>
            <text:p text:style-name="P2"><text:span text:style-name="T3">Role</text:span><text:span text:style-name="T2">: Software Engineer</text:span></text:p>
          </draw:text-box>
        </draw:frame>
        <draw:frame draw:style-name="gr3" draw:text-style-name="P4" draw:layer="layout" svg:width="12.113cm" svg:height="0.395cm" svg:x="6.308cm" svg:y="22.908cm">
          <draw:text-box>
            <text:p text:style-name="P2"><text:span text:style-name="T3">Job scope</text:span><text:span text:style-name="T2">: Development and bug-fix of "</text:span><text:span text:style-name="T4">Multimedia Inventory &amp; Provisioning </text:span></text:p>
          </draw:text-box>
        </draw:frame>
        <draw:frame draw:style-name="gr3" draw:text-style-name="P4" draw:layer="layout" svg:width="12.838cm" svg:height="0.395cm" svg:x="6.308cm" svg:y="23.313cm">
          <draw:text-box>
            <text:p text:style-name="P2"><text:span text:style-name="T4">Systems (MIPS)</text:span><text:span text:style-name="T2">" , "</text:span><text:span text:style-name="T4">tmnet streamyx Online Registration</text:span><text:span text:style-name="T2">" , "</text:span><text:span text:style-name="T4">Multimedia Customer &amp; </text:span></text:p>
          </draw:text-box>
        </draw:frame>
        <draw:frame draw:style-name="gr3" draw:text-style-name="P4" draw:layer="layout" svg:width="12.439cm" svg:height="0.395cm" svg:x="6.308cm" svg:y="23.719cm">
          <draw:text-box>
            <text:p text:style-name="P2"><text:span text:style-name="T4">Billing Management Systems (MCMB)</text:span><text:span text:style-name="T2">" , "</text:span><text:span text:style-name="T4">tmnet streamyx Member-Get-Member </text:span></text:p>
          </draw:text-box>
        </draw:frame>
        <draw:frame draw:style-name="gr3" draw:text-style-name="P4" draw:layer="layout" svg:width="5.353cm" svg:height="0.395cm" svg:x="6.308cm" svg:y="24.125cm">
          <draw:text-box>
            <text:p text:style-name="P2"><text:span text:style-name="T4">Program</text:span><text:span text:style-name="T2">", and Assistant Manager.</text:span></text:p>
          </draw:text-box>
        </draw:frame>
        <draw:frame draw:style-name="gr3" draw:text-style-name="P4" draw:layer="layout" svg:width="10.962cm" svg:height="0.395cm" svg:x="6.308cm" svg:y="24.53cm">
          <draw:text-box>
            <text:p text:style-name="P2"><text:span text:style-name="T3">Technologies</text:span><text:span text:style-name="T2">: Java, UNIX Shell, Solaris 10, IBM WebSphere, Oracle.</text:span></text:p>
          </draw:text-box>
        </draw:frame>
        <draw:frame draw:style-name="gr3" draw:text-style-name="P4" draw:layer="layout" svg:width="0.878cm" svg:height="0.395cm" svg:x="10.358cm" svg:y="25.546cm">
          <draw:text-box>
            <text:p text:style-name="P2"><text:span text:style-name="T2">[2 / 3]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4.208cm" svg:height="0.039cm" svg:x="2cm" svg:y="4.822cm" svg:viewBox="0 0 4209 40" draw:points="0,0 4209,0 4209,40 0,40">
          <text:p/>
        </draw:polygon>
        <draw:polygon draw:style-name="gr1" draw:text-style-name="P1" draw:layer="layout" svg:width="13.381cm" svg:height="0.039cm" svg:x="6.208cm" svg:y="4.822cm" svg:viewBox="0 0 13382 40" draw:points="0,0 13382,0 13382,40 0,40">
          <text:p/>
        </draw:polygon>
        <draw:frame draw:style-name="gr16" draw:text-style-name="P5" draw:layer="layout" svg:width="11.86cm" svg:height="0.395cm" svg:x="2.522cm" svg:y="2.111cm">
          <draw:text-box>
            <text:p text:style-name="P2"><text:span text:style-name="T4">Mar. 2003 – Aug. 2003</text:span><text:span text:style-name="T3"> <text:s/>Perbadanan Komputer Emas Sdn. Bhd.</text:span></text:p>
          </draw:text-box>
        </draw:frame>
        <draw:line draw:style-name="gr11" draw:text-style-name="P6" draw:layer="layout" svg:x1="7.267cm" svg:y1="3.062cm" svg:x2="14.418cm" svg:y2="3.062cm">
          <text:p/>
        </draw:line>
        <draw:frame draw:style-name="gr3" draw:text-style-name="P4" draw:layer="layout" svg:width="8.092cm" svg:height="0.395cm" svg:x="6.308cm" svg:y="2.711cm">
          <draw:text-box>
            <text:p text:style-name="P2"><text:span text:style-name="T3">Role</text:span><text:span text:style-name="T2">: Web-based Application Developer &amp; Designer</text:span></text:p>
          </draw:text-box>
        </draw:frame>
        <draw:frame draw:style-name="gr3" draw:text-style-name="P4" draw:layer="layout" svg:width="13.062cm" svg:height="0.395cm" svg:x="6.308cm" svg:y="3.117cm">
          <draw:text-box>
            <text:p text:style-name="P2"><text:span text:style-name="T3">Job scope</text:span><text:span text:style-name="T2">: Development &amp; support of custom-made website &amp; web-based system. </text:span></text:p>
          </draw:text-box>
        </draw:frame>
        <draw:frame draw:style-name="gr3" draw:text-style-name="P4" draw:layer="layout" svg:width="12.888cm" svg:height="0.395cm" svg:x="6.308cm" svg:y="3.522cm">
          <draw:text-box>
            <text:p text:style-name="P2"><text:span text:style-name="T2">First to introduce web application development to the company. Training &amp; support </text:span></text:p>
          </draw:text-box>
        </draw:frame>
        <draw:frame draw:style-name="gr3" draw:text-style-name="P4" draw:layer="layout" svg:width="4.714cm" svg:height="0.395cm" svg:x="6.308cm" svg:y="3.928cm">
          <draw:text-box>
            <text:p text:style-name="P2"><text:span text:style-name="T2">for deployed client application.</text:span></text:p>
          </draw:text-box>
        </draw:frame>
        <draw:polygon draw:style-name="gr1" draw:text-style-name="P1" draw:layer="layout" svg:width="4.208cm" svg:height="0.039cm" svg:x="2cm" svg:y="7.062cm" svg:viewBox="0 0 4209 40" draw:points="0,0 4209,0 4209,40 0,40">
          <text:p/>
        </draw:polygon>
        <draw:polygon draw:style-name="gr1" draw:text-style-name="P1" draw:layer="layout" svg:width="13.381cm" svg:height="0.039cm" svg:x="6.208cm" svg:y="7.062cm" svg:viewBox="0 0 13382 40" draw:points="0,0 13382,0 13382,40 0,40">
          <text:p/>
        </draw:polygon>
        <draw:frame draw:style-name="gr3" draw:text-style-name="P4" draw:layer="layout" svg:width="9.557cm" svg:height="0.395cm" svg:x="6.308cm" svg:y="4.334cm">
          <draw:text-box>
            <text:p text:style-name="P2"><text:span text:style-name="T3">Technologies</text:span><text:span text:style-name="T2">: HTML/XML, PHP, Linux, UNIX Shell, MySQL.</text:span></text:p>
          </draw:text-box>
        </draw:frame>
        <draw:frame draw:style-name="gr3" draw:text-style-name="P4" draw:layer="layout" svg:width="2.093cm" svg:height="0.395cm" svg:x="2.103cm" svg:y="5.569cm">
          <draw:text-box>
            <text:p text:style-name="P2"><text:span text:style-name="T3">EDUCATION</text:span></text:p>
          </draw:text-box>
        </draw:frame>
        <draw:frame draw:style-name="gr17" draw:text-style-name="P5" draw:layer="layout" svg:width="13.902cm" svg:height="0.395cm" svg:x="4.925cm" svg:y="6.168cm">
          <draw:text-box>
            <text:p text:style-name="P2"><text:span text:style-name="T4">Degree</text:span><text:span text:style-name="T3"> <text:s/>Bachelor of Information Technology (Honors) (Software Engineering)</text:span></text:p>
          </draw:text-box>
        </draw:frame>
        <draw:polygon draw:style-name="gr1" draw:text-style-name="P1" draw:layer="layout" svg:width="4.208cm" svg:height="0.039cm" svg:x="2cm" svg:y="16.739cm" svg:viewBox="0 0 4209 40" draw:points="0,0 4209,0 4209,40 0,40">
          <text:p/>
        </draw:polygon>
        <draw:polygon draw:style-name="gr1" draw:text-style-name="P1" draw:layer="layout" svg:width="13.381cm" svg:height="0.039cm" svg:x="6.208cm" svg:y="16.739cm" svg:viewBox="0 0 13382 40" draw:points="0,0 13382,0 13382,40 0,40">
          <text:p/>
        </draw:polygon>
        <draw:frame draw:style-name="gr3" draw:text-style-name="P4" draw:layer="layout" svg:width="4.307cm" svg:height="0.395cm" svg:x="6.308cm" svg:y="6.574cm">
          <draw:text-box>
            <text:p text:style-name="P2"><text:span text:style-name="T2">Multimedia University, </text:span><text:span text:style-name="T4">2003</text:span></text:p>
          </draw:text-box>
        </draw:frame>
        <draw:frame draw:style-name="gr3" draw:text-style-name="P4" draw:layer="layout" svg:width="3.046cm" svg:height="0.395cm" svg:x="2.103cm" svg:y="7.809cm">
          <draw:text-box>
            <text:p text:style-name="P2"><text:span text:style-name="T3">MISCELLANEOUS</text:span></text:p>
          </draw:text-box>
        </draw:frame>
        <draw:frame draw:style-name="gr18" draw:text-style-name="P5" draw:layer="layout" svg:width="7.507cm" svg:height="0.395cm" svg:x="4.653cm" svg:y="8.408cm">
          <draw:text-box>
            <text:p text:style-name="P2"><text:span text:style-name="T4">Referees</text:span><text:span text:style-name="T3"> <text:s/>MOHD EZMAN ZAINUDIN </text:span></text:p>
          </draw:text-box>
        </draw:frame>
        <draw:frame draw:style-name="gr3" draw:text-style-name="P4" draw:layer="layout" svg:width="2.263cm" svg:height="0.395cm" svg:x="6.308cm" svg:y="8.814cm">
          <draw:text-box>
            <text:p text:style-name="P2"><text:span text:style-name="T2">Vice President</text:span></text:p>
          </draw:text-box>
        </draw:frame>
        <draw:frame draw:style-name="gr3" draw:text-style-name="P4" draw:layer="layout" svg:width="4.832cm" svg:height="0.395cm" svg:x="6.308cm" svg:y="9.22cm">
          <draw:text-box>
            <text:p text:style-name="P2"><text:span text:style-name="T2">Digital Channel Transformation</text:span></text:p>
          </draw:text-box>
        </draw:frame>
        <draw:frame draw:style-name="gr3" draw:text-style-name="P4" draw:layer="layout" svg:width="3.181cm" svg:height="0.395cm" svg:x="6.308cm" svg:y="9.626cm">
          <draw:text-box>
            <text:p text:style-name="P2"><text:span text:style-name="T2">RHB Banking Group</text:span></text:p>
          </draw:text-box>
        </draw:frame>
        <draw:frame draw:style-name="gr3" draw:text-style-name="P4" draw:layer="layout" svg:width="3.825cm" svg:height="0.395cm" svg:x="6.308cm" svg:y="10.031cm">
          <draw:text-box>
            <text:p text:style-name="P2"><text:span text:style-name="T2">E: m.ezman@gmail.com</text:span></text:p>
          </draw:text-box>
        </draw:frame>
        <draw:frame draw:style-name="gr3" draw:text-style-name="P4" draw:layer="layout" svg:width="3.427cm" svg:height="0.395cm" svg:x="6.308cm" svg:y="10.437cm">
          <draw:text-box>
            <text:p text:style-name="P2"><text:span text:style-name="T2">M: +(60)(12)219-7235</text:span></text:p>
          </draw:text-box>
        </draw:frame>
        <draw:frame draw:style-name="gr3" draw:text-style-name="P4" draw:layer="layout" svg:width="4.938cm" svg:height="0.395cm" svg:x="6.308cm" svg:y="11.248cm">
          <draw:text-box>
            <text:p text:style-name="P2"><text:span text:style-name="T3">AUMI KHASANAH MUSLIMIN </text:span></text:p>
          </draw:text-box>
        </draw:frame>
        <draw:frame draw:style-name="gr3" draw:text-style-name="P4" draw:layer="layout" svg:width="4.257cm" svg:height="0.395cm" svg:x="6.308cm" svg:y="11.654cm">
          <draw:text-box>
            <text:p text:style-name="P2"><text:span text:style-name="T2">Assistant General Manager</text:span></text:p>
          </draw:text-box>
        </draw:frame>
        <draw:frame draw:style-name="gr3" draw:text-style-name="P4" draw:layer="layout" svg:width="2.931cm" svg:height="0.395cm" svg:x="6.308cm" svg:y="12.06cm">
          <draw:text-box>
            <text:p text:style-name="P2"><text:span text:style-name="T2">Strategic Accounts</text:span></text:p>
          </draw:text-box>
        </draw:frame>
        <draw:frame draw:style-name="gr3" draw:text-style-name="P4" draw:layer="layout" svg:width="2.83cm" svg:height="0.395cm" svg:x="6.308cm" svg:y="12.465cm">
          <draw:text-box>
            <text:p text:style-name="P2"><text:span text:style-name="T2">Telekom Malaysia</text:span></text:p>
          </draw:text-box>
        </draw:frame>
        <draw:frame draw:style-name="gr3" draw:text-style-name="P4" draw:layer="layout" svg:width="3.262cm" svg:height="0.395cm" svg:x="6.308cm" svg:y="12.871cm">
          <draw:text-box>
            <text:p text:style-name="P2"><text:span text:style-name="T2">E: aumi@tm.com.my</text:span></text:p>
          </draw:text-box>
        </draw:frame>
        <draw:frame draw:style-name="gr3" draw:text-style-name="P4" draw:layer="layout" svg:width="3.427cm" svg:height="0.395cm" svg:x="6.308cm" svg:y="13.277cm">
          <draw:text-box>
            <text:p text:style-name="P2"><text:span text:style-name="T2">M: +(60)(13)343-3410</text:span></text:p>
          </draw:text-box>
        </draw:frame>
        <draw:frame draw:style-name="gr19" draw:text-style-name="P5" draw:layer="layout" svg:width="11.454cm" svg:height="0.395cm" svg:x="4.516cm" svg:y="13.877cm">
          <draw:text-box>
            <text:p text:style-name="P2"><text:span text:style-name="T4">Language</text:span><text:span text:style-name="T3"> <text:s/>English </text:span><text:span text:style-name="T2">– proficient in writing and communicating </text:span></text:p>
          </draw:text-box>
        </draw:frame>
        <draw:frame draw:style-name="gr3" draw:text-style-name="P4" draw:layer="layout" svg:width="8.964cm" svg:height="0.395cm" svg:x="6.308cm" svg:y="14.282cm">
          <draw:text-box>
            <text:p text:style-name="P2"><text:span text:style-name="T3">Bahasa Melayu </text:span><text:span text:style-name="T2">– proficient in writing and communicating</text:span></text:p>
          </draw:text-box>
        </draw:frame>
        <draw:frame draw:style-name="gr3" draw:text-style-name="P4" draw:layer="layout" svg:width="2.423cm" svg:height="0.395cm" svg:x="3.651cm" svg:y="14.882cm">
          <draw:text-box>
            <text:p text:style-name="P2"><text:span text:style-name="T4">Leisure Interest</text:span></text:p>
          </draw:text-box>
        </draw:frame>
        <draw:frame draw:style-name="gr3" draw:text-style-name="P4" draw:layer="layout" svg:width="2.068cm" svg:height="0.395cm" svg:x="6.308cm" svg:y="14.882cm">
          <draw:text-box>
            <text:p text:style-name="P2"><text:span text:style-name="T2">Scuba Diving</text:span></text:p>
          </draw:text-box>
        </draw:frame>
        <draw:frame draw:style-name="gr20" draw:text-style-name="P7" draw:layer="layout" svg:width="0.455cm" svg:height="0.798cm" svg:x="6.943cm" svg:y="15.435cm">
          <draw:text-box>
            <text:p text:style-name="P2"><text:span text:style-name="T5">➔</text:span></text:p>
          </draw:text-box>
        </draw:frame>
        <draw:frame draw:style-name="gr3" draw:text-style-name="P4" draw:layer="layout" svg:width="4.646cm" svg:height="0.395cm" svg:x="7.455cm" svg:y="15.357cm">
          <draw:text-box>
            <text:p text:style-name="P2"><text:span text:style-name="T2">PADI Divemaster (ID 551601)</text:span></text:p>
          </draw:text-box>
        </draw:frame>
        <draw:frame draw:style-name="gr3" draw:text-style-name="P4" draw:layer="layout" svg:width="10.094cm" svg:height="0.395cm" svg:x="6.445cm" svg:y="15.992cm">
          <draw:text-box>
            <text:p text:style-name="P2"><text:span text:style-name="T2">Traveling, Listening to music, Digital Photography &amp; Videography</text:span></text:p>
          </draw:text-box>
        </draw:frame>
        <draw:frame draw:style-name="gr3" draw:text-style-name="P4" draw:layer="layout" svg:width="0.878cm" svg:height="0.395cm" svg:x="10.358cm" svg:y="25.546cm">
          <draw:text-box>
            <text:p text:style-name="P2"><text:span text:style-name="T2">[3 / 3]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OpenSymbol" svg:font-family="OpenSymbol"/>
    <style:font-face style:name="OpenSymbol1" svg:font-family="OpenSymbol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1cm" fo:margin-bottom="1cm" fo:margin-left="2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8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25T23:05:55.684853121</dc:date>
    <meta:editing-duration>PT18M34S</meta:editing-duration>
    <meta:editing-cycles>3</meta:editing-cycles>
    <meta:generator>LibreOffice/7.6.3.2$MacOSX_AARCH64 LibreOffice_project/29d686fea9f6705b262d369fede658f824154cc0</meta:generator>
    <meta:print-date>2025-05-25T23:03:44.133082637</meta:print-date>
    <meta:printed-by>PDF files</meta:printed-by>
    <meta:document-statistic meta:object-count="151"/>
  </office:meta>
</office:document-meta>
</file>